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style-name="ce11" office:value-type="string" calcext:value-type="string">
            <text:p>Track</text:p>
          </table:table-cell>
          <table:table-cell table:number-columns-repeated="57"/>
        </table:table-row>
        <table:table-row table:style-name="ro1">
          <table:table-cell office:value-type="float" office:value="1" calcext:value-type="float">
            <text:p>1</text:p>
          </table:table-cell>
          <table:table-cell office:value-type="string" calcext:value-type="string">
            <text:p>09:00</text:p>
          </table:table-cell>
          <table:table-cell office:value-type="string" calcext:value-type="string">
            <text:p>00:01</text:p>
          </table:table-cell>
          <table:table-cell/>
          <table:table-cell office:value-type="string" calcext:value-type="string">
            <text:p>-</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he past, present and future of Opt-Out with Open and Libre Hardware</text:p>
          </table:table-cell>
          <table:table-cell office:value-type="string" calcext:value-type="string">
            <text:p>FOSH (Free and Open Source Hardware) in the past years has moved away from being a small niche and has developed to a relevant movement with significant and well-known projects. Open Science Hardware offers an opt-out potential against centralisation, as visible in the "Safecast"</text:p>
            <text:p/>
            <text:p>Crowd Science Geiger Counter, which offered concerned people a chance to fact-check radiation levels after the Fukushima incident in Japan.</text:p>
            <text:p/>
            <text:p>Open Hardware has a success story to tell - but what does "open" in this context mean? How open can hardware be, post the age of microcomputing? Verifiable hardware could even help future nuclear disarming (see 34C3, "Vintage Computing for Trusted Radiation Measurements and a World Free of Nuclear Weapons"). In contrast, the actual hardware landscape is neither very open, nor verifiable.</text:p>
            <text:p/>
            <text:p>Additionally, HSMs and TEEs are challenging zero-trust by introducing novel attack vectors. Mistrust in modern day processors are growing, especially after “Spectre”, “Foreshadow” and “Spoiler”. Full Opt-Out possibility is presently not possible, Free and Open Source Silicon can the first step to a Zero-Trust society - but the future remains speculative.</text:p>
            <text:p/>
            <text:p>[This talk is part of the #OHM2019 Open Hardware Month]</text:p>
            <text:p>[Please in this context also see the workshop “Black Crystal” on 5th of Octob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0:01</text:p>
          </table:table-cell>
          <table:table-cell/>
          <table:table-cell office:value-type="string" calcext:value-type="string">
            <text:p>-</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Karel Hulec</text:p>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Carlos Garcia Ortiz</text:p>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Pavel</text:p>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3:00</text:p>
          </table:table-cell>
          <table:table-cell office:value-type="string" calcext:value-type="string">
            <text:p>RIAT and Riddle+Code</text:p>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3" calcext:value-type="float">
            <text:p>3</text:p>
          </table:table-cell>
          <table:table-cell office:value-type="string" calcext:value-type="string">
            <text:p>09:00</text:p>
          </table:table-cell>
          <table:table-cell office:value-type="string" calcext:value-type="string">
            <text:p>00:01</text:p>
          </table:table-cell>
          <table:table-cell/>
          <table:table-cell office:value-type="string" calcext:value-type="string">
            <text:p>-</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Nelson Melina, Marc Guals, Joerg Platzer, Gideon Gallasch, Smuggler, Martin Leskovjan, Juraj Bednár, Tomas Kanócz, Pavol Lupták</text:p>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How to build our own city</text:p>
          </table:table-cell>
          <table:table-cell office:value-type="string" calcext:value-type="string">
            <text:p>Get an introduction and status update on the Liberstad project, which aims to establish Norway's first private city. More than 125 people from 33 different countries from all around the world have invested in properties in Liberstad. Join this talk to learn more about this exciting projec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office:value-type="string" calcext:value-type="string">
            <text:p>Talks</text:p>
          </table:table-cell>
          <table:table-cell table:style-name="Default"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office:value-type="string" calcext:value-type="string">
            <text:p>Robin Cussol</text:p>
          </table:table-cell>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number-rows-repeated="26">
          <table:table-cell table:style-name="Default" table:number-columns-repeated="7"/>
          <table:table-cell table:number-columns-repeated="58"/>
        </table:table-row>
        <table:table-row table:style-name="ro1" table:number-rows-repeated="1048483">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92"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6:45:11.605244765</dc:date>
    <dc:creator>Jonas </dc:creator>
    <meta:editing-duration>PT3H16M34S</meta:editing-duration>
    <meta:editing-cycles>16</meta:editing-cycles>
    <meta:generator>LibreOffice/6.3.0.4$Linux_X86_64 LibreOffice_project/30$Build-4</meta:generator>
    <meta:document-statistic meta:table-count="1" meta:cell-count="505" meta:object-count="0"/>
  </office:meta>
</office:document-meta>
</file>